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08eb" officeooo:paragraph-rsid="000308eb"/>
    </style:style>
    <style:style style:name="P2" style:family="paragraph" style:parent-style-name="Standard">
      <style:text-properties officeooo:rsid="000308eb" officeooo:paragraph-rsid="00045593"/>
    </style:style>
    <style:style style:name="P3" style:family="paragraph" style:parent-style-name="Standard">
      <style:text-properties officeooo:rsid="00030f20" officeooo:paragraph-rsid="00030f20"/>
    </style:style>
    <style:style style:name="P4" style:family="paragraph" style:parent-style-name="Standard">
      <style:text-properties officeooo:rsid="00052c87" officeooo:paragraph-rsid="00045593"/>
    </style:style>
    <style:style style:name="P5" style:family="paragraph" style:parent-style-name="Standard">
      <style:text-properties officeooo:rsid="00045593" officeooo:paragraph-rsid="00045593"/>
    </style:style>
    <style:style style:name="P6" style:family="paragraph" style:parent-style-name="Standard">
      <style:text-properties fo:font-weight="bold" officeooo:rsid="00052c87" officeooo:paragraph-rsid="00045593" style:font-weight-asian="bold" style:font-weight-complex="bold"/>
    </style:style>
    <style:style style:name="P7" style:family="paragraph" style:parent-style-name="Standard">
      <style:text-properties fo:font-weight="bold" officeooo:rsid="00030f20" officeooo:paragraph-rsid="00030f20" style:font-weight-asian="bold" style:font-weight-complex="bold"/>
    </style:style>
    <style:style style:name="P8" style:family="paragraph" style:parent-style-name="Standard">
      <style:text-properties fo:font-weight="bold" officeooo:rsid="000486b5" officeooo:paragraph-rsid="000486b5" style:font-weight-asian="bold" style:font-weight-complex="bold"/>
    </style:style>
    <style:style style:name="P9" style:family="paragraph" style:parent-style-name="Standard">
      <style:text-properties fo:font-weight="bold" officeooo:rsid="000486b5" officeooo:paragraph-rsid="0004a532" style:font-weight-asian="bold" style:font-weight-complex="bold"/>
    </style:style>
    <style:style style:name="P10" style:family="paragraph" style:parent-style-name="Standard">
      <style:text-properties fo:font-weight="normal" officeooo:rsid="00030f20" officeooo:paragraph-rsid="00030f20" style:font-weight-asian="normal" style:font-weight-complex="normal"/>
    </style:style>
    <style:style style:name="P11" style:family="paragraph" style:parent-style-name="Standard">
      <style:text-properties fo:font-weight="normal" officeooo:rsid="000708ba" officeooo:paragraph-rsid="000708ba" style:font-weight-asian="normal" style:font-weight-complex="normal"/>
    </style:style>
    <style:style style:name="P12" style:family="paragraph" style:parent-style-name="Standard">
      <style:text-properties officeooo:rsid="0004a532" officeooo:paragraph-rsid="0004a532"/>
    </style:style>
    <style:style style:name="P13" style:family="paragraph" style:parent-style-name="Standard">
      <style:text-properties officeooo:rsid="000737bf" officeooo:paragraph-rsid="000737bf"/>
    </style:style>
    <style:style style:name="P14" style:family="paragraph" style:parent-style-name="Standard">
      <style:text-properties officeooo:rsid="000737bf" officeooo:paragraph-rsid="00077c90"/>
    </style:style>
    <style:style style:name="P15" style:family="paragraph" style:parent-style-name="Standard">
      <style:text-properties officeooo:rsid="000737bf" officeooo:paragraph-rsid="00085434"/>
    </style:style>
    <style:style style:name="P16" style:family="paragraph" style:parent-style-name="Standard">
      <style:text-properties officeooo:rsid="00052c87" officeooo:paragraph-rsid="00045593" fo:background-color="transparent"/>
    </style:style>
    <style:style style:name="P17" style:family="paragraph" style:parent-style-name="Standard">
      <style:text-properties officeooo:rsid="00045593" officeooo:paragraph-rsid="00045593" fo:background-color="transparent"/>
    </style:style>
    <style:style style:name="P18" style:family="paragraph" style:parent-style-name="Standard">
      <style:text-properties fo:font-weight="bold" officeooo:rsid="00052c87" officeooo:paragraph-rsid="00045593" fo:background-color="transparent" style:font-weight-asian="bold" style:font-weight-complex="bold"/>
    </style:style>
    <style:style style:name="P19" style:family="paragraph" style:parent-style-name="Standard">
      <style:text-properties fo:font-weight="normal" officeooo:rsid="000486b5" officeooo:paragraph-rsid="000486b5" style:font-weight-asian="normal" style:font-weight-complex="normal"/>
    </style:style>
    <style:style style:name="P20" style:family="paragraph" style:parent-style-name="Standard">
      <style:text-properties officeooo:rsid="000737bf" officeooo:paragraph-rsid="00077c90"/>
    </style:style>
    <style:style style:name="P21" style:family="paragraph" style:parent-style-name="Standard">
      <style:text-properties officeooo:rsid="0009d8b5" officeooo:paragraph-rsid="0009d8b5" fo:background-color="#ffff00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45593" fo:background-color="transparent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4559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a532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4a532" style:font-weight-asian="normal" style:font-weight-complex="normal"/>
    </style:style>
    <style:style style:name="T9" style:family="text">
      <style:text-properties officeooo:rsid="00077c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omas Museus Dabay</text:p>
      <text:p text:style-name="P4"><text:a xlink:type="simple" xlink:href="mailto:tmuseusdabay@pm.me" text:style-name="Internet_20_link" text:visited-style-name="Visited_20_Internet_20_Link">tmuseusdabay@pm.me</text:a> / 540-529-2003 / <text:a xlink:type="simple" xlink:href="https://thomas-m-d.github.io/personal_page" text:style-name="Internet_20_link" text:visited-style-name="Visited_20_Internet_20_Link">https://thomas-m-d.github.io/</text:a><text:a xlink:type="simple" xlink:href="https://thomas-m-d.github.io/personal_page" text:style-name="Internet_20_link" text:visited-style-name="Visited_20_Internet_20_Link"><text:span text:style-name="T3">personal_page</text:span></text:a><text:span text:style-name="T1"> / 220 Devrow Court / Franklin, TN 37064</text:span></text:p>
      <text:p text:style-name="P16"/>
      <text:p text:style-name="P2"><text:span text:style-name="T5">Core competencies:</text:span> HTML, CSS, JavaScript, React, Redux</text:p>
      <text:p text:style-name="P2"/>
      <text:p text:style-name="P2"><text:span text:style-name="T5">Experience with:</text:span> SASS/SCSS, Git/GitHub, d3, Bootstrap, jQuery, Node/NPM, Windows, MacOS, Linux, Emacs, Vim, VS Code, KiCAD, C, Java, Android Studio, </text:p>
      <text:p text:style-name="P16"/>
      <text:p text:style-name="P18">Education: </text:p>
      <text:p text:style-name="P17">Philosophy PhD</text:p>
      <text:p text:style-name="P5"><text:span text:style-name="T2">E</text:span><text:span text:style-name="T1">lectrical Engineering BE</text:span></text:p>
      <text:p text:style-name="P3"/>
      <text:p text:style-name="P7"><text:span text:style-name="T4">(</text:span>Professional<text:span text:style-name="T4">) </text:span>Project Spotlight</text:p>
      <text:p text:style-name="P10"/>
      <text:p text:style-name="P8">FreeCodeCamp Experience:</text:p>
      <text:p text:style-name="P11"/>
      <text:p text:style-name="P8">Academic Virtues: </text:p>
      <text:p text:style-name="P8"><text:span text:style-name="T8">Self-Directed, ongoing r</text:span><text:span text:style-name="T7">esearch and </text:span><text:span text:style-name="T8">learning </text:span><text:span text:style-name="T7">(dissertation)</text:span></text:p>
      <text:p text:style-name="P9"><text:span text:style-name="T7">Quick learner (defended my dissertation earlier than </text:span><text:span text:style-name="T8">my department’s </text:span><text:span text:style-name="T7">average despite not having a masters ??note that I went from not writing philosophy to getting peer-reviewed publication in Feb ‘16??)</text:span></text:p>
      <text:p text:style-name="P8"><text:span text:style-name="T7">Clearly communicates complex ideas </text:span><text:span text:style-name="T8">both verbally and in writing </text:span><text:span text:style-name="T7">(</text:span><text:span text:style-name="T8">Brandom’s compliment; </text:span><text:span text:style-name="T7">Publication history)</text:span></text:p>
      <text:p text:style-name="P19">Teaching history</text:p>
      <text:p text:style-name="P19">One-on-one teaching/learning (Writing studio)</text:p>
      <text:p text:style-name="P1"/>
      <text:p text:style-name="P1"><text:span text:style-name="T6">Current Personal Projects</text:span><text:span text:style-name="T5">:</text:span> </text:p>
      <text:p text:style-name="P12">Design and implement the hardware and software for 2 Teensy-based eurorack audio synthesis modules</text:p>
      <text:p text:style-name="P12">Install and configure Arch Linux from scratch on a Raspberry Pi 4</text:p>
      <text:p text:style-name="P12"/>
      <text:p text:style-name="P13">Style notes:</text:p>
      <text:p text:style-name="P14">1 font for my name <text:span text:style-name="T9">(Gargi, Source Code Pro Light, URW Gothic)</text:span></text:p>
      <text:p text:style-name="P15">1 font for headings <text:span text:style-name="T9">(Gargi, Nimbus Mono, Source Code Pro Light, URW Gothic)</text:span></text:p>
      <text:p text:style-name="P14">1 font for everything else <text:span text:style-name="T9">(Cantarell, Hack, Inconsolata, Source Code Pro)</text:span></text:p>
      <text:p text:style-name="P21">add cells around outside table for color-to-white grad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09:37:51.904478422</meta:creation-date>
    <dc:date>2020-01-11T17:15:21.845950842</dc:date>
    <meta:editing-duration>PT1H36M</meta:editing-duration>
    <meta:editing-cycles>4</meta:editing-cycles>
    <meta:generator>LibreOffice/6.2.8.2$Linux_X86_64 LibreOffice_project/20$Build-2</meta:generator>
    <meta:document-statistic meta:table-count="0" meta:image-count="0" meta:object-count="0" meta:page-count="1" meta:paragraph-count="23" meta:word-count="186" meta:character-count="1364" meta:non-whitespace-character-count="1197"/>
  </office:meta>
</office:document-meta>
</file>